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ard" style:master-page-name="MP0" style:family="paragraph">
      <style:paragraph-properties fo:break-before="page" fo:border="0.0034in solid #E3E3E3" fo:padding="0in" style:shadow="none" fo:margin-bottom="0.2083in" fo:line-height="100%" fo:background-color="#212121"/>
    </style:style>
    <style:style style:name="T2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fo:language="en" fo:country="US" style:language-asian="nl" style:country-asian="NL"/>
    </style:style>
    <style:style style:name="P3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4" style:parent-style-name="Standaardalinea-lettertype" style:family="text">
      <style:text-properties style:font-name="Segoe UI" style:font-name-asian="Times New Roman" style:font-name-complex="Segoe UI" fo:font-style="italic" style:font-style-asian="italic" style:font-style-complex="italic" fo:color="#ECECEC" fo:font-size="12pt" style:font-size-asian="12pt" style:font-size-complex="12pt" fo:language="en" fo:country="US" style:language-asian="nl" style:country-asian="NL"/>
    </style:style>
    <style:style style:name="P5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6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style:language-asian="nl" style:country-asian="NL"/>
    </style:style>
    <style:style style:name="P7" style:parent-style-name="Standaard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8" style:parent-style-name="Standaard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fo:language="en" fo:country="US" style:language-asian="nl" style:country-asian="NL"/>
    </style:style>
    <style:style style:name="P9" style:parent-style-name="Standaard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10" style:parent-style-name="Standaard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11" style:parent-style-name="Standaard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12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13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style:language-asian="nl" style:country-asian="NL"/>
    </style:style>
    <style:style style:name="P14" style:parent-style-name="Standaard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15" style:parent-style-name="Standaard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fo:language="en" fo:country="US" style:language-asian="nl" style:country-asian="NL"/>
    </style:style>
    <style:style style:name="P16" style:parent-style-name="Standaard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17" style:parent-style-name="Standaard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fo:language="en" fo:country="US" style:language-asian="nl" style:country-asian="NL"/>
    </style:style>
    <style:style style:name="P18" style:parent-style-name="Standaard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19" style:parent-style-name="Standaard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20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21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style:language-asian="nl" style:country-asian="NL"/>
    </style:style>
    <style:style style:name="P22" style:parent-style-name="Standaard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23" style:parent-style-name="Standaard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24" style:parent-style-name="Standaard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25" style:parent-style-name="Standaard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26" style:parent-style-name="Standaard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27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28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style:language-asian="nl" style:country-asian="NL"/>
    </style:style>
    <style:style style:name="P29" style:parent-style-name="Standaard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30" style:parent-style-name="Standaard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31" style:parent-style-name="Standaard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32" style:parent-style-name="Standaard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33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34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style:language-asian="nl" style:country-asian="NL"/>
    </style:style>
    <style:style style:name="P35" style:parent-style-name="Standaard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36" style:parent-style-name="Standaard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37" style:parent-style-name="Standaard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38" style:parent-style-name="Standaard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39" style:parent-style-name="Standaard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fo:language="en" fo:country="US" style:language-asian="nl" style:country-asian="NL"/>
    </style:style>
    <style:style style:name="P40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41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style:language-asian="nl" style:country-asian="NL"/>
    </style:style>
    <style:style style:name="P42" style:parent-style-name="Standaard" style:list-style-name="LFO6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43" style:parent-style-name="Standaard" style:list-style-name="LFO6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44" style:parent-style-name="Standaard" style:list-style-name="LFO6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45" style:parent-style-name="Standaard" style:list-style-name="LFO6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46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47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style:language-asian="nl" style:country-asian="NL"/>
    </style:style>
    <style:style style:name="P48" style:parent-style-name="Standaard" style:list-style-name="LFO7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fo:language="en" fo:country="US" style:language-asian="nl" style:country-asian="NL"/>
    </style:style>
    <style:style style:name="P49" style:parent-style-name="Standaard" style:list-style-name="LFO7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50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51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fo:language="en" fo:country="US" style:language-asian="nl" style:country-asian="NL"/>
    </style:style>
    <style:style style:name="P52" style:parent-style-name="Standaard" style:list-style-name="LFO8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53" style:parent-style-name="Standaard" style:list-style-name="LFO8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54" style:parent-style-name="Standaard" style:list-style-name="LFO8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55" style:parent-style-name="Standaard" style:list-style-name="LFO8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56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57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fo:language="en" fo:country="US" style:language-asian="nl" style:country-asian="NL"/>
    </style:style>
    <style:style style:name="P58" style:parent-style-name="Standaard" style:list-style-name="LFO9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59" style:parent-style-name="Standaard" style:list-style-name="LFO9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60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61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style:language-asian="nl" style:country-asian="NL"/>
    </style:style>
    <style:style style:name="P62" style:parent-style-name="Standaard" style:list-style-name="LFO10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fo:language="en" fo:country="US" style:language-asian="nl" style:country-asian="NL"/>
    </style:style>
    <style:style style:name="P63" style:parent-style-name="Standaard" style:list-style-name="LFO10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64" style:parent-style-name="Standaard" style:list-style-name="LFO10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fo:language="en" fo:country="US" style:language-asian="nl" style:country-asian="NL"/>
    </style:style>
    <style:style style:name="P65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66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style:language-asian="nl" style:country-asian="NL"/>
    </style:style>
    <style:style style:name="P67" style:parent-style-name="Standaard" style:list-style-name="LFO1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68" style:parent-style-name="Standaard" style:list-style-name="LFO1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fo:language="en" fo:country="US" style:language-asian="nl" style:country-asian="NL"/>
    </style:style>
    <style:style style:name="P69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70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style:language-asian="nl" style:country-asian="NL"/>
    </style:style>
    <style:style style:name="P71" style:parent-style-name="Standaard" style:list-style-name="LFO1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72" style:parent-style-name="Standaard" style:list-style-name="LFO1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73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74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style:language-asian="nl" style:country-asian="NL"/>
    </style:style>
    <style:style style:name="P75" style:parent-style-name="Standaard" style:list-style-name="LFO1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76" style:parent-style-name="Standaard" style:list-style-name="LFO1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77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</style:style>
    <style:style style:name="T78" style:parent-style-name="Standaardalinea-lettertype" style:family="text">
      <style:text-properties style:font-name="Segoe UI" style:font-name-asian="Times New Roman" style:font-name-complex="Segoe UI" fo:font-weight="bold" style:font-weight-asian="bold" style:font-weight-complex="bold" fo:color="#ECECEC" fo:font-size="12pt" style:font-size-asian="12pt" style:font-size-complex="12pt" style:language-asian="nl" style:country-asian="NL"/>
    </style:style>
    <style:style style:name="P79" style:parent-style-name="Standaard" style:list-style-name="LFO1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80" style:parent-style-name="Standaard" style:list-style-name="LFO1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  <style:style style:name="P81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fo:language="en" fo:country="US" style:language-asian="nl" style:country-asian="NL"/>
    </style:style>
    <style:style style:name="P82" style:parent-style-name="Standaard" style:family="paragraph">
      <style:paragraph-properties fo:border="0.0034in solid #E3E3E3" fo:padding="0in" style:shadow="none" fo:margin-top="0.2083in" fo:margin-bottom="0.2083in" fo:line-height="100%" fo:background-color="#212121"/>
      <style:text-properties style:font-name="Segoe UI" style:font-name-asian="Times New Roman" style:font-name-complex="Segoe UI" fo:color="#ECECEC" fo:font-size="12pt" style:font-size-asian="12pt" style:font-size-complex="12pt" style:language-asian="nl" style:country-asian="NL"/>
    </style:style>
  </office:automatic-styles>
  <office:body>
    <office:text text:use-soft-page-breaks="true">
      <text:p text:style-name="P1"><text:span text:style-name="T2">AVG Compliance Form - Piazo's Pizza</text:span></text:p>
      <text:p text:style-name="P3"><text:span text:style-name="T4">Please fill out the following information to ensure compliance with the General Data Protection Regulation (AVG).</text:span></text:p>
      <text:p text:style-name="P5"><text:span text:style-name="T6">Organization Details:</text:span></text:p>
      <text:list text:style-name="LFO1" text:continue-numbering="true">
        <text:list-item>
          <text:p text:style-name="P7">Organization Name: Piazo's Pizza</text:p>
        </text:list-item>
        <text:list-item>
          <text:p text:style-name="P8">Contact Person:Gabriel Da Silva braga</text:p>
        </text:list-item>
        <text:list-item>
          <text:p text:style-name="P9">Email:gabigabififa57@gmail.com</text:p>
        </text:list-item>
        <text:list-item>
          <text:p text:style-name="P10">Phone Number:0641430235</text:p>
        </text:list-item>
        <text:list-item>
          <text:p text:style-name="P11">Address:laurens raealstraat 43</text:p>
        </text:list-item>
      </text:list>
      <text:p text:style-name="P12"><text:span text:style-name="T13">Data Processing Details:</text:span></text:p>
      <text:list text:style-name="LFO2" text:continue-numbering="true">
        <text:list-item>
          <text:p text:style-name="P14">Purpose of Data Processing:</text:p>
        </text:list-item>
        <text:list-item>
          <text:p text:style-name="P15">Types of Personal Data Collected:</text:p>
        </text:list-item>
        <text:list-item>
          <text:p text:style-name="P16">Categories of Data Subjects:</text:p>
        </text:list-item>
        <text:list-item>
          <text:p text:style-name="P17">Legal Basis for Data Processing:</text:p>
        </text:list-item>
        <text:list-item>
          <text:p text:style-name="P18">Data Storage Duration:</text:p>
        </text:list-item>
        <text:list-item>
          <text:p text:style-name="P19">Data Processing Locations:</text:p>
        </text:list-item>
      </text:list>
      <text:p text:style-name="P20"><text:span text:style-name="T21">Data Protection Measures:</text:span></text:p>
      <text:list text:style-name="LFO3" text:continue-numbering="true">
        <text:list-item>
          <text:p text:style-name="P22">Data Encryption:</text:p>
        </text:list-item>
        <text:list-item>
          <text:p text:style-name="P23">Access Controls:</text:p>
        </text:list-item>
        <text:list-item>
          <text:p text:style-name="P24">Data Minimization:</text:p>
        </text:list-item>
        <text:list-item>
          <text:p text:style-name="P25">Data Transfer Safeguards:</text:p>
        </text:list-item>
        <text:list-item>
          <text:p text:style-name="P26">Data Breach Response Plan:</text:p>
        </text:list-item>
      </text:list>
      <text:p text:style-name="P27"><text:span text:style-name="T28">Consent and Permissions:</text:span></text:p>
      <text:list text:style-name="LFO4" text:continue-numbering="true">
        <text:list-item>
          <text:p text:style-name="P29">Consent Mechanisms:</text:p>
        </text:list-item>
        <text:list-item>
          <text:p text:style-name="P30">Consent Management System:</text:p>
        </text:list-item>
        <text:list-item>
          <text:p text:style-name="P31">Record of Consent:</text:p>
        </text:list-item>
        <text:list-item>
          <text:p text:style-name="P32">Opt-out Mechanisms:</text:p>
        </text:list-item>
      </text:list>
      <text:p text:style-name="P33"><text:span text:style-name="T34">Data Subject Rights:</text:span></text:p>
      <text:list text:style-name="LFO5" text:continue-numbering="true">
        <text:list-item>
          <text:p text:style-name="P35">Procedures for Access Requests:</text:p>
        </text:list-item>
        <text:list-item>
          <text:p text:style-name="P36">Procedures for Data Rectification:</text:p>
        </text:list-item>
        <text:list-item>
          <text:p text:style-name="P37">Procedures for Data Erasure:</text:p>
        </text:list-item>
        <text:list-item>
          <text:p text:style-name="P38">Procedures for Data Portability:</text:p>
        </text:list-item>
        <text:list-item>
          <text:p text:style-name="P39">Procedures for Objection to Processing:</text:p>
        </text:list-item>
      </text:list>
      <text:p text:style-name="P40"><text:span text:style-name="T41">Data Security Measures:</text:span></text:p>
      <text:list text:style-name="LFO6" text:continue-numbering="true">
        <text:list-item>
          <text:p text:style-name="P42">Physical Security:</text:p>
        </text:list-item>
        <text:list-item>
          <text:p text:style-name="P43">Network Security:</text:p>
        </text:list-item>
        <text:list-item>
          <text:p text:style-name="P44">Employee Training:</text:p>
        </text:list-item>
        <text:list-item>
          <text:p text:style-name="P45">Regular Security Audits:</text:p>
        </text:list-item>
      </text:list>
      <text:p text:style-name="P46"><text:span text:style-name="T47">Data Processing Agreements:</text:span></text:p>
      <text:list text:style-name="LFO7" text:continue-numbering="true">
        <text:list-item>
          <text:p text:style-name="P48">Agreements with Third-party Processors:</text:p>
        </text:list-item>
        <text:list-item>
          <text:p text:style-name="P49">Responsibilities outlined in Agreements:</text:p>
        </text:list-item>
      </text:list>
      <text:p text:style-name="P50"><text:span text:style-name="T51">Data Protection Officer (DPO) Details:</text:span></text:p>
      <text:list text:style-name="LFO8" text:continue-numbering="true">
        <text:list-item>
          <text:p text:style-name="P52">Name:</text:p>
        </text:list-item>
        <text:list-item>
          <text:p text:style-name="P53">Email:</text:p>
        </text:list-item>
        <text:list-item>
          <text:p text:style-name="P54">Phone Number:</text:p>
        </text:list-item>
        <text:list-item>
          <text:p text:style-name="P55">Responsibilities:</text:p>
        </text:list-item>
      </text:list>
      <text:p text:style-name="P56"><text:span text:style-name="T57">Data Protection Impact Assessments (DPIAs):</text:span></text:p>
      <text:list text:style-name="LFO9" text:continue-numbering="true">
        <text:list-item>
          <text:p text:style-name="P58">Process for Conducting DPIAs:</text:p>
        </text:list-item>
        <text:list-item>
          <text:p text:style-name="P59">Examples of DPIAs conducted:</text:p>
        </text:list-item>
      </text:list>
      <text:p text:style-name="P60"><text:span text:style-name="T61">Incident Response and Reporting:</text:span></text:p>
      <text:list text:style-name="LFO10" text:continue-numbering="true">
        <text:list-item>
          <text:p text:style-name="P62">Procedures for Reporting Data Breaches:</text:p>
        </text:list-item>
        <text:list-item>
          <text:p text:style-name="P63">Timelines for Reporting:</text:p>
        </text:list-item>
        <text:list-item>
          <text:p text:style-name="P64">Notification Procedures for Affected Data Subjects:</text:p>
        </text:list-item>
      </text:list>
      <text:p text:style-name="P65"><text:span text:style-name="T66">Data Retention and Disposal:</text:span></text:p>
      <text:list text:style-name="LFO11" text:continue-numbering="true">
        <text:list-item>
          <text:p text:style-name="P67">Retention Schedule:</text:p>
        </text:list-item>
        <text:list-item>
          <text:p text:style-name="P68">Procedures for Secure Data Disposal:</text:p>
        </text:list-item>
      </text:list>
      <text:p text:style-name="P69"><text:span text:style-name="T70">Training and Awareness:</text:span></text:p>
      <text:list text:style-name="LFO12" text:continue-numbering="true">
        <text:list-item>
          <text:p text:style-name="P71">Employee Training Programs:</text:p>
        </text:list-item>
        <text:list-item>
          <text:p text:style-name="P72">Awareness Campaigns:</text:p>
        </text:list-item>
      </text:list>
      <text:p text:style-name="P73"><text:span text:style-name="T74">Review and Updates:</text:span></text:p>
      <text:soft-page-break/>
      <text:list text:style-name="LFO13" text:continue-numbering="true">
        <text:list-item>
          <text:p text:style-name="P75">Frequency of Review:</text:p>
        </text:list-item>
        <text:list-item>
          <text:p text:style-name="P76">Procedures for Updates:</text:p>
        </text:list-item>
      </text:list>
      <text:p text:style-name="P77"><text:span text:style-name="T78">Compliance Certification:</text:span></text:p>
      <text:list text:style-name="LFO14" text:continue-numbering="true">
        <text:list-item>
          <text:p text:style-name="P79">Date of Compliance Check:</text:p>
        </text:list-item>
        <text:list-item>
          <text:p text:style-name="P80">Compliance Certification Signature:</text:p>
        </text:list-item>
      </text:list>
      <text:p text:style-name="P81">By signing below, I confirm that the information provided in this form is accurate and that Piazo's Pizza is committed to complying with the General Data Protection Regulation (AVG).</text:p>
      <text:p text:style-name="P82">[Signature] ___________________________<text:line-break/>[Date] ___________________________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false"/>
    </style:style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style:style style:name="Nadruk" style:display-name="Nadruk" style:family="text" style:parent-style-name="Standaardalinea-lettertype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briël Da Silva Braga</meta:initial-creator>
    <dc:creator>Gabriël Da Silva Braga</dc:creator>
    <meta:creation-date>2024-03-10T21:23:00Z</meta:creation-date>
    <dc:date>2024-03-10T21:26:00Z</dc:date>
    <meta:template xlink:href="Normal" xlink:type="simple"/>
    <meta:editing-cycles>1</meta:editing-cycles>
    <meta:editing-duration>PT180S</meta:editing-duration>
    <meta:document-statistic meta:page-count="3" meta:paragraph-count="4" meta:word-count="320" meta:character-count="2079" meta:row-count="14" meta:non-whitespace-character-count="1763"/>
  </office:meta>
</office:document-meta>
</file>